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63.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Info">
      <style:table-properties table:display="true" style:writing-mode="lr-tb"/>
    </style:style>
    <style:style style:name="ta2" style:family="table" style:master-page-name="PageStyle_5f_Zynq">
      <style:table-properties table:display="true" style:writing-mode="lr-tb"/>
    </style:style>
    <style:style style:name="ta3" style:family="table" style:master-page-name="PageStyle_5f_Zynq_20_IO">
      <style:table-properties table:display="true" style:writing-mode="lr-tb"/>
    </style:style>
    <style:style style:name="ta4" style:family="table" style:master-page-name="PageStyle_5f_Data_20_Conns">
      <style:table-properties table:display="true" style:writing-mode="lr-tb"/>
    </style:style>
    <style:style style:name="ta5" style:family="table" style:master-page-name="PageStyle_5f_Switches">
      <style:table-properties table:display="true" style:writing-mode="lr-tb"/>
    </style:style>
    <style:style style:name="ta6" style:family="table" style:master-page-name="PageStyle_5f_Power">
      <style:table-properties table:display="true" style:writing-mode="lr-tb"/>
    </style:style>
    <style:style style:name="ta7" style:family="table" style:master-page-name="PageStyle_5f_Zynq_20_Power">
      <style:table-properties table:display="true" style:writing-mode="lr-tb"/>
    </style:style>
    <style:style style:name="ta8" style:family="table" style:master-page-name="PageStyle_5f_Reset_20_Supervisor">
      <style:table-properties table:display="true" style:writing-mode="lr-tb"/>
    </style:style>
    <style:style style:name="ta9" style:family="table" style:master-page-name="PageStyle_5f_Flash">
      <style:table-properties table:display="true" style:writing-mode="lr-tb"/>
    </style:style>
    <style:style style:name="ta10" style:family="table" style:master-page-name="PageStyle_5f_DDR">
      <style:table-properties table:display="true" style:writing-mode="lr-tb"/>
    </style:style>
    <style:style style:name="ta11" style:family="table" style:master-page-name="PageStyle_5f_DDR_20_Termination">
      <style:table-properties table:display="true" style:writing-mode="lr-tb"/>
    </style:style>
    <style:style style:name="ta12" style:family="table" style:master-page-name="PageStyle_5f_Ethernet_20_PHY">
      <style:table-properties table:display="true" style:writing-mode="lr-tb"/>
    </style:style>
    <style:style style:name="ta13" style:family="table" style:master-page-name="PageStyle_5f_Zynq_20_Oscs">
      <style:table-properties table:display="true" style:writing-mode="lr-tb"/>
    </style:style>
    <style:style style:name="ta14" style:family="table" style:master-page-name="PageStyle_5f_SD_20_and_20_Ancillary">
      <style:table-properties table:display="true" style:writing-mode="lr-tb"/>
    </style:style>
    <style:style style:name="ta15" style:family="table" style:master-page-name="PageStyle_5f_RTC">
      <style:table-properties table:display="true" style:writing-mode="lr-tb"/>
    </style:style>
    <style:style style:name="ta16" style:family="table" style:master-page-name="PageStyle_5f_Opto-Isolator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1.76pt solid 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1.76pt solid 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b7b7b7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Original EBAZ4205 PDF schematic</text:p>
          </table:table-cell>
          <table:table-cell table:style-name="ce1"/>
          <table:table-cell table:style-name="ce6" office:value-type="string" calcext:value-type="string">
            <text:p><text:a xlink:href="https://github.com/xjtuecho/EBAZ4205/blob/master/HW/ebaz4205/EBAZ4205-SCH.pdf" xlink:type="simple">https://github.com/xjtuecho/EBAZ4205/blob/master/HW/ebaz4205/EBAZ4205-SCH.pdf</text:a>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KiCad boilerplate schematic</text:p>
          </table:table-cell>
          <table:table-cell table:style-name="ce1"/>
          <table:table-cell table:style-name="ce6" office:value-type="string" calcext:value-type="string">
            <text:p><text:a xlink:href="https://github.com/tpecar/nl2sch/tree/main/ebaz4205" xlink:type="simple">https://github.com/tpecar/nl2sch/tree/main/ebaz4205</text:a>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KiCad PCB</text:p>
          </table:table-cell>
          <table:table-cell table:style-name="ce2"/>
          <table:table-cell table:style-name="ce7" office:value-type="string" calcext:value-type="string">
            <text:p><text:a xlink:href="https://github.com/xjtuecho/EBAZ4205/tree/master/HW/ebaz4205/kicad" xlink:type="simple">https://github.com/xjtuecho/EBAZ4205/tree/master/HW/ebaz4205/kicad</text:a></text:p>
          </table:table-cell>
          <table:table-cell table:style-name="ce8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How to participate</text:p>
          </table:table-cell>
          <table:table-cell table:number-columns-repeated="3"/>
          <table:table-cell table:style-name="ce4" office:value-type="string" calcext:value-type="string">
            <text:p>Recommended procedure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1. add yoursef + the section you're working on the contributor list</text:p>
          </table:table-cell>
          <table:table-cell table:number-columns-repeated="3"/>
          <table:table-cell table:style-name="ce3" office:value-type="string" calcext:value-type="string">
            <text:p>Data &gt; Split text to columns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2. if not already, add a new sheet for your schematic section</text:p>
          </table:table-cell>
          <table:table-cell table:number-columns-repeated="3"/>
          <table:table-cell table:style-name="ce3" office:value-type="string" calcext:value-type="string">
            <text:p>Copy + Edit &gt; Paste special &gt; Paste transposed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3. copy and paste component designators from the schematic section onto the sheet</text:p>
          </table:table-cell>
          <table:table-cell table:number-columns-repeated="3"/>
          <table:table-cell table:style-name="ce3" office:value-type="string" calcext:value-type="string">
            <text:p>Data &gt; Remove duplicates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4. once you're done, mark it in the contributor list</text:p>
          </table:table-cell>
          <table:table-cell table:number-columns-repeated="3"/>
          <table:table-cell table:style-name="ce3" office:value-type="string" calcext:value-type="string">
            <text:p>Data &gt; Sort Range &gt; Sort AZ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5. ???</text:p>
          </table:table-cell>
          <table:table-cell table:number-columns-repeated="3"/>
          <table:table-cell table:style-name="ce3" office:value-type="string" calcext:value-type="string">
            <text:p>Delete all rows that aren't valid designators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6. profit</text:p>
          </table:table-cell>
          <table:table-cell table:number-columns-repeated="3"/>
          <table:table-cell table:style-name="ce3" office:value-type="string" calcext:value-type="string">
            <text:p>Data &gt; Sort Range &gt; Sort A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Contributors</text:p>
          </table:table-cell>
          <table:table-cell table:number-columns-repeated="3"/>
          <table:table-cell table:style-name="ce3" office:value-type="string" calcext:value-type="string">
            <text:p>There might be optimisations to this - be my guest to add them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Who</text:p>
          </table:table-cell>
          <table:table-cell table:style-name="ce5" office:value-type="string" calcext:value-type="string">
            <text:p>What</text:p>
          </table:table-cell>
          <table:table-cell table:style-name="ce5" office:value-type="string" calcext:value-type="string">
            <text:p>Done?</text:p>
          </table:table-cell>
          <table:table-cell table:style-name="ce8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tpecar</text:p>
          </table:table-cell>
          <table:table-cell table:style-name="ce3" office:value-type="string" calcext:value-type="string">
            <text:p>Flash</text:p>
          </table:table-cell>
          <table:table-cell table:style-name="ce3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urtonscomputers</text:p>
          </table:table-cell>
          <table:table-cell table:style-name="ce3" office:value-type="string" calcext:value-type="string">
            <text:p>Ethernet PHY</text:p>
          </table:table-cell>
          <table:table-cell table:style-name="ce3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urtonscomputers</text:p>
          </table:table-cell>
          <table:table-cell table:style-name="ce3" office:value-type="string" calcext:value-type="string">
            <text:p>Switches</text:p>
          </table:table-cell>
          <table:table-cell table:style-name="ce3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urtonscomputers</text:p>
          </table:table-cell>
          <table:table-cell table:style-name="ce3" office:value-type="string" calcext:value-type="string">
            <text:p>Data Conns</text:p>
          </table:table-cell>
          <table:table-cell table:style-name="ce3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urtonscomputers</text:p>
          </table:table-cell>
          <table:table-cell table:style-name="ce3" office:value-type="string" calcext:value-type="string">
            <text:p>Reset Supervisor</text:p>
          </table:table-cell>
          <table:table-cell table:style-name="ce3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urtonscomputers</text:p>
          </table:table-cell>
          <table:table-cell table:style-name="ce3" office:value-type="string" calcext:value-type="string">
            <text:p>Zynq Power</text:p>
          </table:table-cell>
          <table:table-cell table:style-name="ce3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urtonscomputers</text:p>
          </table:table-cell>
          <table:table-cell table:style-name="ce3" office:value-type="string" calcext:value-type="string">
            <text:p>DDR</text:p>
          </table:table-cell>
          <table:table-cell table:style-name="ce3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urtonscomputers</text:p>
          </table:table-cell>
          <table:table-cell table:style-name="ce3" office:value-type="string" calcext:value-type="string">
            <text:p>PowerRegU72 / DDR Termination</text:p>
          </table:table-cell>
          <table:table-cell table:style-name="ce3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urtonscomputers</text:p>
          </table:table-cell>
          <table:table-cell table:style-name="ce3" office:value-type="string" calcext:value-type="string">
            <text:p>ExtraOsc / RTC</text:p>
          </table:table-cell>
          <table:table-cell table:style-name="ce3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urtonscomputers</text:p>
          </table:table-cell>
          <table:table-cell table:style-name="ce3" office:value-type="string" calcext:value-type="string">
            <text:p>Zynq Oscs</text:p>
          </table:table-cell>
          <table:table-cell table:style-name="ce3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urtonscomputers</text:p>
          </table:table-cell>
          <table:table-cell table:style-name="ce3" office:value-type="string" calcext:value-type="string">
            <text:p>Zynq IO</text:p>
          </table:table-cell>
          <table:table-cell table:style-name="ce3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urtonscomputers</text:p>
          </table:table-cell>
          <table:table-cell table:style-name="ce3" office:value-type="string" calcext:value-type="string">
            <text:p>SD and Ancillary</text:p>
          </table:table-cell>
          <table:table-cell table:style-name="ce3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urtonscomputers</text:p>
          </table:table-cell>
          <table:table-cell table:style-name="ce3" office:value-type="string" calcext:value-type="string">
            <text:p>Opto-Isolators</text:p>
          </table:table-cell>
          <table:table-cell table:style-name="ce3"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urtonscomputers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yes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ynq" table:style-name="ta2">
        <table:table-column table:style-name="co1" table:number-columns-repeated="1024" table:default-cell-style-name="Default"/>
        <table:table-row table:style-name="ro2">
          <table:table-cell table:style-name="ce3" office:value-type="string" calcext:value-type="string">
            <text:p>U31</text:p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ynq IO" table:style-name="ta3">
        <table:table-column table:style-name="co1" table:number-columns-repeated="1024" table:default-cell-style-name="Default"/>
        <table:table-row table:style-name="ro2">
          <table:table-cell table:style-name="ce3" office:value-type="string" calcext:value-type="string">
            <text:p>R2434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35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36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3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41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4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4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44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45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46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4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5B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6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6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64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66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39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4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608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609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U31A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45B</text:p>
          </table:table-cell>
          <table:table-cell table:number-columns-repeated="102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 Conns" table:style-name="ta4">
        <table:table-column table:style-name="co1" table:number-columns-repeated="1024" table:default-cell-style-name="Default"/>
        <table:table-row table:style-name="ro2">
          <table:table-cell table:style-name="ce3" office:value-type="string" calcext:value-type="string">
            <text:p>DATA1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DATA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DATA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J8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48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488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491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49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504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505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506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50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7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7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73A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74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76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7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78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79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80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81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8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8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84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85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86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87A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88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89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90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91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9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9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96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9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98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99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00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01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0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0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04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05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06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0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08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09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10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11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60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36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3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38</text:p>
          </table:table-cell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witches" table:style-name="ta5">
        <table:table-column table:style-name="co1" table:number-columns-repeated="1024" table:default-cell-style-name="Default"/>
        <table:table-row table:style-name="ro2">
          <table:table-cell table:style-name="ce3" office:value-type="string" calcext:value-type="string">
            <text:p>S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S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64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646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20A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7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641A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650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648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410</text:p>
          </table:table-cell>
          <table:table-cell table:number-columns-repeated="1023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wer" table:style-name="ta6">
        <table:table-column table:style-name="co1" table:number-columns-repeated="1024" table:default-cell-style-name="Default"/>
        <table:table-row table:style-name="ro2">
          <table:table-cell table:style-name="ce3" office:value-type="string" calcext:value-type="string">
            <text:p>C2324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328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330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336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33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338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344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345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349A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351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35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355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35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358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385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89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90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91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9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9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94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95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30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308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309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310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319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320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321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32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32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325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38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384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385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386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386A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38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389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390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391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39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39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394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395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396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39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398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399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400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401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40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40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625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626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628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8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845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846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856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856A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D21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D2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D2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D24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EC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EC6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FB14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J4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L31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L3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L3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L36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L3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L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LED4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33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336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37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41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414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415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41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418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420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421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68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71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8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58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59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R2599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60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604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605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800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4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TP1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TP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TP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TP4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U20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U21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U2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U2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U26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U2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U28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664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306</text:p>
          </table:table-cell>
          <table:table-cell table:number-columns-repeated="1023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ynq Power" table:style-name="ta7">
        <table:table-column table:style-name="co1" table:number-columns-repeated="1024" table:default-cell-style-name="Default"/>
        <table:table-row table:style-name="ro2">
          <table:table-cell table:style-name="ce10" office:value-type="string" calcext:value-type="string">
            <text:p>C147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269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280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288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291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293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294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295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296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297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299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305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306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307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308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309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310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312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313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314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315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316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317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318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319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320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321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322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323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325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326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327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329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331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332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333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334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335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339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340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341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342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343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346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347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349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350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353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354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356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359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360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361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362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363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365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366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37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663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665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666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667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668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671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672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674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FB10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FB15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FB16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49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494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495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496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49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498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499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60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1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U31D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32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298</text:p>
          </table:table-cell>
          <table:table-cell table:number-columns-repeated="1023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et Supervisor" table:style-name="ta8">
        <table:table-column table:style-name="co1" table:number-columns-repeated="1024" table:default-cell-style-name="Default"/>
        <table:table-row table:style-name="ro2">
          <table:table-cell table:style-name="ce3" office:value-type="string" calcext:value-type="string">
            <text:p>C188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401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948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949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950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336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39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U65</text:p>
          </table:table-cell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lash" table:style-name="ta9">
        <table:table-column table:style-name="co1" table:number-columns-repeated="1024" table:default-cell-style-name="Default"/>
        <table:table-row table:style-name="ro2">
          <table:table-cell table:style-name="ce3" office:value-type="string" calcext:value-type="string">
            <text:p>C669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670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67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358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359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360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4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5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6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8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7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78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79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80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81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8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8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84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85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86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8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88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90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98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U12</text:p>
          </table:table-cell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DR" table:style-name="ta10">
        <table:table-column table:style-name="co1" table:number-columns-repeated="1024" table:default-cell-style-name="Default"/>
        <table:table-row table:style-name="ro2">
          <table:table-cell table:style-name="ce3" office:value-type="string" calcext:value-type="string">
            <text:p>C1985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198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250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29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300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30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30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304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36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368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369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370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371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37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37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374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375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376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37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378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379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381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38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38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384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40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40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404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406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40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408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409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159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161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55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56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5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58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59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1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14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15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16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1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18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19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20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21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2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2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24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25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26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2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28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29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30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31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3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3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34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35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36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3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38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4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621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62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62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624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625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626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62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628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629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630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631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63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63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634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635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636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63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638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639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640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641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64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64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644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645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U31C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U66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405</text:p>
          </table:table-cell>
          <table:table-cell table:number-columns-repeated="1023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DR Termination" table:style-name="ta11">
        <table:table-column table:style-name="co1" table:number-columns-repeated="1024" table:default-cell-style-name="Default"/>
        <table:table-row table:style-name="ro2">
          <table:table-cell table:style-name="ce3" office:value-type="string" calcext:value-type="string">
            <text:p>C2394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395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396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39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398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399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400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C2401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615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616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61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618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619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U72</text:p>
          </table:table-cell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thernet PHY" table:style-name="ta12">
        <table:table-column table:style-name="co1" table:number-columns-repeated="1024" table:default-cell-style-name="Default"/>
        <table:table-row table:style-name="ro2">
          <table:table-cell table:style-name="ce3" office:value-type="string" calcext:value-type="string">
            <text:p>C366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36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368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369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370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371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37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37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374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375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376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37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379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379A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380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38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659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660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L30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381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38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384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385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386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388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389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390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391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39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39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394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396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39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400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404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405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406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40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408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409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410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411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41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485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995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69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70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60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T6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U24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U25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Y3</text:p>
          </table:table-cell>
          <table:table-cell table:number-columns-repeated="102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ynq Oscs" table:style-name="ta13">
        <table:table-column table:style-name="co1" table:number-columns-repeated="1024" table:default-cell-style-name="Default"/>
        <table:table-row table:style-name="ro2">
          <table:table-cell table:style-name="ce3" office:value-type="string" calcext:value-type="string">
            <text:p>C2285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228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36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36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364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644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L11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L29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LED1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37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500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501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50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50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340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389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391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30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3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3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61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65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40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41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7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U31B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X5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X8</text:p>
          </table:table-cell>
          <table:table-cell table:number-columns-repeated="102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D and Ancillary" table:style-name="ta14">
        <table:table-column table:style-name="co1" table:number-columns-repeated="1024" table:default-cell-style-name="Default"/>
        <table:table-row table:style-name="ro2">
          <table:table-cell table:style-name="ce3" office:value-type="string" calcext:value-type="string">
            <text:p>C9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94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J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LED6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379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481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48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48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60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61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6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6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64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65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66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6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45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46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U30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U7</text:p>
          </table:table-cell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TC" table:style-name="ta15">
        <table:table-column table:style-name="co1" table:number-columns-repeated="1024" table:default-cell-style-name="Default"/>
        <table:table-row table:style-name="ro2">
          <table:table-cell table:style-name="ce3" office:value-type="string" calcext:value-type="string">
            <text:p>C538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68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69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71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1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20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2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279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38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39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440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X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Y2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to-Isolators" table:style-name="ta16">
        <table:table-column table:style-name="co1" table:number-columns-repeated="1024" table:default-cell-style-name="Default"/>
        <table:table-row table:style-name="ro2">
          <table:table-cell table:style-name="ce3" office:value-type="string" calcext:value-type="string">
            <text:p>C304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305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33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344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661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66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EC5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J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J5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L11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L9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344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345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346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34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348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361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36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36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364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1365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350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44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45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46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4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48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49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51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5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5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54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56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255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3555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U6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U68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U69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U70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334</text:p>
          </table:table-cell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fo" style:display-name="PageStyle_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ynq" style:display-name="PageStyle_Zynq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ynq_20_IO" style:display-name="PageStyle_Zynq 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Conns" style:display-name="PageStyle_Data Con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itches" style:display-name="PageStyle_Switch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wer" style:display-name="PageStyle_Pow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ynq_20_Power" style:display-name="PageStyle_Zynq Pow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et_20_Supervisor" style:display-name="PageStyle_Reset Supervis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ash" style:display-name="PageStyle_Flas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DR" style:display-name="PageStyle_DD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DR_20_Termination" style:display-name="PageStyle_DDR Termin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thernet_20_PHY" style:display-name="PageStyle_Ethernet PH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ynq_20_Oscs" style:display-name="PageStyle_Zynq Os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D_20_and_20_Ancillary" style:display-name="PageStyle_SD and Ancill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TC" style:display-name="PageStyle_RT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to-Isolators" style:display-name="PageStyle_Opto-Isolato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6" meta:cell-count="640" meta:object-count="0"/>
    <meta:generator>LibreOfficeDev/6.0.5.2$Linux_X86_64 LibreOffice_project/</meta:generator>
  </office:meta>
</office:document-meta>
</file>